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00000000CF73E1439B139099F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paragraph-rsid="003d54bf"/>
    </style:style>
    <style:style style:name="P2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text-align="center" style:justify-single-word="false"/>
      <style:text-properties style:font-name="Arial3" fo:font-size="12pt" fo:language="pt" fo:country="BR" fo:font-weight="normal" officeooo:rsid="001d0934" officeooo:paragraph-rsid="001d0934" style:font-size-asian="12pt" style:font-weight-asian="normal" style:font-size-complex="12pt" style:font-weight-complex="normal"/>
    </style:style>
    <style:style style:name="P6" style:family="paragraph" style:parent-style-name="Text_20_body">
      <style:text-properties style:font-name="Arial1" fo:font-size="12pt" fo:font-weight="bold" officeooo:rsid="001d0934" officeooo:paragraph-rsid="001d0934" style:font-name-asian="Microsoft YaHei" style:font-size-asian="28pt" style:font-weight-asian="bold" style:font-name-complex="Arial4" style:font-size-complex="28pt" style:font-weight-complex="bold"/>
    </style:style>
    <style:style style:name="P7" style:family="paragraph" style:parent-style-name="Text_20_body">
      <style:text-properties style:font-name="Arial1" fo:font-size="12pt" fo:font-weight="normal" officeooo:rsid="001d0934" officeooo:paragraph-rsid="001d0934" style:font-name-asian="Microsoft YaHei" style:font-size-asian="28pt" style:font-weight-asian="normal" style:font-name-complex="Arial4" style:font-size-complex="28pt" style:font-weight-complex="normal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justify" style:justify-single-word="false"/>
      <style:text-properties officeooo:rsid="0035659b" officeooo:paragraph-rsid="0035659b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paragraph-properties fo:text-align="justify" style:justify-single-word="false"/>
      <style:text-properties officeooo:paragraph-rsid="003d54bf"/>
    </style:style>
    <style:style style:name="P12" style:family="paragraph" style:parent-style-name="Text_20_body">
      <style:paragraph-properties fo:text-align="justify" style:justify-single-word="false"/>
      <style:text-properties officeooo:paragraph-rsid="0036394e"/>
    </style:style>
    <style:style style:name="P13" style:family="paragraph" style:parent-style-name="Text_20_body">
      <style:paragraph-properties fo:text-align="justify" style:justify-single-word="false"/>
      <style:text-properties officeooo:paragraph-rsid="00385b87"/>
    </style:style>
    <style:style style:name="P14" style:family="paragraph" style:parent-style-name="Text_20_body">
      <style:paragraph-properties fo:text-align="justify" style:justify-single-word="false"/>
      <style:text-properties officeooo:paragraph-rsid="003bc9a5"/>
    </style:style>
    <style:style style:name="P15" style:family="paragraph" style:parent-style-name="Text_20_body">
      <style:paragraph-properties fo:text-align="justify" style:justify-single-word="false"/>
      <style:text-properties officeooo:paragraph-rsid="003eaccc"/>
    </style:style>
    <style:style style:name="P16" style:family="paragraph" style:parent-style-name="Text_20_body">
      <style:paragraph-properties fo:text-align="justify" style:justify-single-word="false"/>
      <style:text-properties officeooo:rsid="003bc9a5" officeooo:paragraph-rsid="003bc9a5"/>
    </style:style>
    <style:style style:name="P17" style:family="paragraph" style:parent-style-name="Text_20_body">
      <style:text-properties officeooo:paragraph-rsid="003d54bf"/>
    </style:style>
    <style:style style:name="P18" style:family="paragraph" style:parent-style-name="Text_20_body">
      <style:text-properties officeooo:rsid="003f3bb4" officeooo:paragraph-rsid="003f3bb4"/>
    </style:style>
    <style:style style:name="P19" style:family="paragraph" style:parent-style-name="Text_20_body">
      <style:text-properties officeooo:paragraph-rsid="003f3bb4"/>
    </style:style>
    <style:style style:name="P20" style:family="paragraph" style:parent-style-name="Text_20_body">
      <style:text-properties officeooo:paragraph-rsid="00410113"/>
    </style:style>
    <style:style style:name="P21" style:family="paragraph" style:parent-style-name="Text_20_body">
      <style:text-properties officeooo:rsid="0042893f" officeooo:paragraph-rsid="0042893f"/>
    </style:style>
    <style:style style:name="P22" style:family="paragraph" style:parent-style-name="Text_20_body">
      <style:text-properties officeooo:rsid="0042cda3" officeooo:paragraph-rsid="0042cda3"/>
    </style:style>
    <style:style style:name="P23" style:family="paragraph" style:parent-style-name="Text_20_body">
      <style:text-properties officeooo:paragraph-rsid="0042cda3"/>
    </style:style>
    <style:style style:name="P24" style:family="paragraph" style:parent-style-name="Text_20_body">
      <style:text-properties officeooo:rsid="0044b450" officeooo:paragraph-rsid="0044b450"/>
    </style:style>
    <style:style style:name="P25" style:family="paragraph" style:parent-style-name="Text_20_body">
      <style:text-properties officeooo:rsid="004a384a" officeooo:paragraph-rsid="004a384a"/>
    </style:style>
    <style:style style:name="P26" style:family="paragraph" style:parent-style-name="Text_20_body">
      <style:text-properties officeooo:paragraph-rsid="004a384a"/>
    </style:style>
    <style:style style:name="P27" style:family="paragraph" style:parent-style-name="Text_20_body">
      <style:text-properties officeooo:paragraph-rsid="004b8c4b"/>
    </style:style>
    <style:style style:name="P28" style:family="paragraph" style:parent-style-name="Text_20_body">
      <style:text-properties officeooo:rsid="004cfb66" officeooo:paragraph-rsid="004cfb66"/>
    </style:style>
    <style:style style:name="P29" style:family="paragraph" style:parent-style-name="Text_20_body">
      <style:text-properties officeooo:rsid="005013ee" officeooo:paragraph-rsid="005013ee"/>
    </style:style>
    <style:style style:name="P30" style:family="paragraph" style:parent-style-name="Text_20_body">
      <style:text-properties officeooo:paragraph-rsid="0050529a"/>
    </style:style>
    <style:style style:name="P31" style:family="paragraph" style:parent-style-name="Text_20_body">
      <style:text-properties fo:font-style="normal" fo:font-weight="bold" officeooo:rsid="004e3944" officeooo:paragraph-rsid="004cfb66" style:font-style-asian="normal" style:font-weight-asian="bold" style:font-style-complex="normal" style:font-weight-complex="bold"/>
    </style:style>
    <style:style style:name="P32" style:family="paragraph" style:parent-style-name="Text_20_body">
      <style:text-properties officeooo:rsid="005623b2" officeooo:paragraph-rsid="005623b2"/>
    </style:style>
    <style:style style:name="P33" style:family="paragraph" style:parent-style-name="Text_20_body">
      <style:text-properties officeooo:rsid="005935ab" officeooo:paragraph-rsid="005935ab"/>
    </style:style>
    <style:style style:name="P34" style:family="paragraph" style:parent-style-name="Text_20_body">
      <style:text-properties officeooo:rsid="005bbb27" officeooo:paragraph-rsid="005bbb27"/>
    </style:style>
    <style:style style:name="P35" style:family="paragraph" style:parent-style-name="Text_20_body">
      <style:text-properties officeooo:rsid="005e0a10" officeooo:paragraph-rsid="005e0a10"/>
    </style:style>
    <style:style style:name="P36" style:family="paragraph" style:parent-style-name="Text_20_body">
      <style:text-properties fo:font-weight="normal" officeooo:rsid="005935ab" officeooo:paragraph-rsid="005935ab" style:font-weight-asian="normal" style:font-weight-complex="normal"/>
    </style:style>
    <style:style style:name="P37" style:family="paragraph" style:parent-style-name="Text_20_body">
      <style:text-properties fo:font-weight="normal" officeooo:rsid="00596c80" officeooo:paragraph-rsid="00596c80" style:font-weight-asian="normal" style:font-weight-complex="normal"/>
    </style:style>
    <style:style style:name="P38" style:family="paragraph" style:parent-style-name="Text_20_body">
      <style:text-properties fo:font-weight="normal" officeooo:rsid="005a8820" officeooo:paragraph-rsid="005a8820" style:font-weight-asian="normal" style:font-weight-complex="normal"/>
    </style:style>
    <style:style style:name="P39" style:family="paragraph" style:parent-style-name="Text_20_body">
      <style:text-properties fo:font-weight="normal" officeooo:rsid="005bbb27" officeooo:paragraph-rsid="005bbb27" style:font-weight-asian="normal" style:font-weight-complex="normal"/>
    </style:style>
    <style:style style:name="P40" style:family="paragraph" style:parent-style-name="Text_20_body">
      <style:text-properties fo:font-weight="normal" officeooo:rsid="005e0a10" officeooo:paragraph-rsid="005e0a10" style:font-weight-asian="normal" style:font-weight-complex="normal"/>
    </style:style>
    <style:style style:name="P41" style:family="paragraph" style:parent-style-name="Text_20_body">
      <style:text-properties fo:font-weight="normal" officeooo:rsid="005f7e1a" officeooo:paragraph-rsid="005f7e1a" style:font-weight-asian="normal" style:font-weight-complex="normal"/>
    </style:style>
    <style:style style:name="P42" style:family="paragraph" style:parent-style-name="Text_20_body">
      <style:text-properties fo:font-weight="normal" officeooo:rsid="005f9fdd" officeooo:paragraph-rsid="005f9fdd" style:font-weight-asian="normal" style:font-weight-complex="normal"/>
    </style:style>
    <style:style style:name="P43" style:family="paragraph" style:parent-style-name="Text_20_body">
      <style:text-properties fo:font-weight="normal" officeooo:rsid="00603349" officeooo:paragraph-rsid="00603349" style:font-weight-asian="normal" style:font-weight-complex="normal"/>
    </style:style>
    <style:style style:name="P44" style:family="paragraph" style:parent-style-name="Title">
      <style:text-properties officeooo:paragraph-rsid="0062fb14"/>
    </style:style>
    <style:style style:name="P45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48" style:family="paragraph" style:parent-style-name="Heading_20_1" style:list-style-name="">
      <style:paragraph-properties fo:text-align="justify" style:justify-single-word="false"/>
      <style:text-properties officeooo:paragraph-rsid="0035659b"/>
    </style:style>
    <style:style style:name="P49" style:family="paragraph" style:parent-style-name="Heading_20_1">
      <style:text-properties officeooo:rsid="004b8c4b" officeooo:paragraph-rsid="004b8c4b"/>
    </style:style>
    <style:style style:name="P50" style:family="paragraph" style:parent-style-name="Heading_20_1">
      <style:text-properties officeooo:rsid="005013ee" officeooo:paragraph-rsid="005013ee"/>
    </style:style>
    <style:style style:name="P51" style:family="paragraph" style:parent-style-name="Heading_20_1">
      <style:paragraph-properties fo:break-before="page"/>
    </style:style>
    <style:style style:name="P52" style:family="paragraph" style:parent-style-name="Heading_20_1">
      <style:paragraph-properties fo:text-align="justify" style:justify-single-word="false" fo:break-before="page"/>
      <style:text-properties officeooo:rsid="0035659b" officeooo:paragraph-rsid="0035659b"/>
    </style:style>
    <style:style style:name="P53" style:family="paragraph" style:parent-style-name="Heading_20_1">
      <style:paragraph-properties fo:text-align="justify" style:justify-single-word="false" fo:break-before="page"/>
      <style:text-properties officeooo:rsid="003d54bf" officeooo:paragraph-rsid="003d54bf"/>
    </style:style>
    <style:style style:name="P54" style:family="paragraph" style:parent-style-name="Heading_20_1">
      <style:paragraph-properties fo:break-before="page"/>
      <style:text-properties officeooo:rsid="0042cda3" officeooo:paragraph-rsid="0042cda3"/>
    </style:style>
    <style:style style:name="P55" style:family="paragraph" style:parent-style-name="Heading_20_1">
      <style:paragraph-properties fo:break-before="page"/>
      <style:text-properties officeooo:paragraph-rsid="005623b2"/>
    </style:style>
    <style:style style:name="P56" style:family="paragraph" style:parent-style-name="Heading_20_1">
      <style:paragraph-properties fo:break-before="page"/>
      <style:text-properties officeooo:rsid="0066799f" officeooo:paragraph-rsid="0066799f"/>
    </style:style>
    <style:style style:name="P57" style:family="paragraph" style:parent-style-name="Heading_20_2">
      <style:paragraph-properties fo:text-align="justify" style:justify-single-word="false"/>
      <style:text-properties officeooo:rsid="0035659b" officeooo:paragraph-rsid="0035659b"/>
    </style:style>
    <style:style style:name="P58" style:family="paragraph" style:parent-style-name="Heading_20_2">
      <style:paragraph-properties fo:text-align="justify" style:justify-single-word="false"/>
    </style:style>
    <style:style style:name="P59" style:family="paragraph" style:parent-style-name="Heading_20_2">
      <style:paragraph-properties fo:text-align="justify" style:justify-single-word="false"/>
      <style:text-properties officeooo:paragraph-rsid="0036394e"/>
    </style:style>
    <style:style style:name="P60" style:family="paragraph" style:parent-style-name="Heading_20_2">
      <style:paragraph-properties fo:text-align="justify" style:justify-single-word="false"/>
      <style:text-properties officeooo:paragraph-rsid="003bc9a5"/>
    </style:style>
    <style:style style:name="P61" style:family="paragraph" style:parent-style-name="Heading_20_2">
      <style:paragraph-properties fo:text-align="justify" style:justify-single-word="false"/>
      <style:text-properties officeooo:paragraph-rsid="003eaccc"/>
    </style:style>
    <style:style style:name="P62" style:family="paragraph" style:parent-style-name="Heading_20_2">
      <style:paragraph-properties fo:text-align="justify" style:justify-single-word="false"/>
      <style:text-properties officeooo:rsid="0036394e" officeooo:paragraph-rsid="0036394e"/>
    </style:style>
    <style:style style:name="P63" style:family="paragraph" style:parent-style-name="Heading_20_2">
      <style:paragraph-properties fo:text-align="justify" style:justify-single-word="false"/>
      <style:text-properties officeooo:rsid="00387e0e" officeooo:paragraph-rsid="00387e0e"/>
    </style:style>
    <style:style style:name="P64" style:family="paragraph" style:parent-style-name="Heading_20_2">
      <style:paragraph-properties fo:text-align="justify" style:justify-single-word="false"/>
      <style:text-properties officeooo:rsid="003d54bf" officeooo:paragraph-rsid="003d54bf"/>
    </style:style>
    <style:style style:name="P65" style:family="paragraph" style:parent-style-name="Heading_20_2">
      <style:text-properties officeooo:rsid="003f3bb4" officeooo:paragraph-rsid="003f3bb4"/>
    </style:style>
    <style:style style:name="P66" style:family="paragraph" style:parent-style-name="Heading_20_2">
      <style:text-properties officeooo:rsid="00410113" officeooo:paragraph-rsid="00410113"/>
    </style:style>
    <style:style style:name="P67" style:family="paragraph" style:parent-style-name="Heading_20_2">
      <style:text-properties officeooo:rsid="0042893f" officeooo:paragraph-rsid="0042893f"/>
    </style:style>
    <style:style style:name="P68" style:family="paragraph" style:parent-style-name="Heading_20_2">
      <style:text-properties officeooo:rsid="0042cda3" officeooo:paragraph-rsid="0042cda3"/>
    </style:style>
    <style:style style:name="P69" style:family="paragraph" style:parent-style-name="Heading_20_2">
      <style:text-properties officeooo:rsid="004a384a" officeooo:paragraph-rsid="004a384a"/>
    </style:style>
    <style:style style:name="P70" style:family="paragraph" style:parent-style-name="Heading_20_2">
      <style:text-properties officeooo:rsid="004b8c4b" officeooo:paragraph-rsid="004b8c4b"/>
    </style:style>
    <style:style style:name="P71" style:family="paragraph" style:parent-style-name="Heading_20_2">
      <style:text-properties officeooo:rsid="005013ee" officeooo:paragraph-rsid="005013ee"/>
    </style:style>
    <style:style style:name="P72" style:family="paragraph" style:parent-style-name="Heading_20_2">
      <style:text-properties officeooo:rsid="0050529a" officeooo:paragraph-rsid="0050529a"/>
    </style:style>
    <style:style style:name="P73" style:family="paragraph" style:parent-style-name="Heading_20_2">
      <style:paragraph-properties fo:text-align="justify" style:justify-single-word="false" fo:break-before="page"/>
      <style:text-properties officeooo:rsid="00385b87" officeooo:paragraph-rsid="00385b87"/>
    </style:style>
    <style:style style:name="P74" style:family="paragraph" style:parent-style-name="Heading_20_3">
      <style:paragraph-properties fo:text-align="justify" style:justify-single-word="false"/>
    </style:style>
    <style:style style:name="P75" style:family="paragraph" style:parent-style-name="Heading_20_3">
      <style:text-properties officeooo:rsid="004a384a" officeooo:paragraph-rsid="004a384a"/>
    </style:style>
    <style:style style:name="P76" style:family="paragraph" style:parent-style-name="Heading_20_3">
      <style:text-properties officeooo:rsid="005013ee"/>
    </style:style>
    <style:style style:name="P77" style:family="paragraph" style:parent-style-name="Text_20_body" style:list-style-name="L1">
      <style:paragraph-properties fo:text-align="justify" style:justify-single-word="false"/>
      <style:text-properties officeooo:rsid="0035659b" officeooo:paragraph-rsid="0035659b"/>
    </style:style>
    <style:style style:name="P78" style:family="paragraph" style:parent-style-name="Text_20_body" style:list-style-name="L2">
      <style:paragraph-properties fo:text-align="justify" style:justify-single-word="false"/>
      <style:text-properties officeooo:paragraph-rsid="0036394e"/>
    </style:style>
    <style:style style:name="P79" style:family="paragraph" style:parent-style-name="Text_20_body" style:list-style-name="L3">
      <style:paragraph-properties fo:text-align="justify" style:justify-single-word="false"/>
      <style:text-properties officeooo:rsid="0037aba3" officeooo:paragraph-rsid="0037aba3"/>
    </style:style>
    <style:style style:name="P80" style:family="paragraph" style:parent-style-name="Text_20_body" style:list-style-name="L4">
      <style:paragraph-properties fo:text-align="justify" style:justify-single-word="false"/>
      <style:text-properties officeooo:rsid="00387e0e" officeooo:paragraph-rsid="00387e0e"/>
    </style:style>
    <style:style style:name="P81" style:family="paragraph" style:parent-style-name="Text_20_body" style:list-style-name="L5">
      <style:paragraph-properties fo:text-align="justify" style:justify-single-word="false"/>
      <style:text-properties officeooo:rsid="00387e0e" officeooo:paragraph-rsid="00387e0e"/>
    </style:style>
    <style:style style:name="P82" style:family="paragraph" style:parent-style-name="Text_20_body" style:list-style-name="L6">
      <style:paragraph-properties fo:text-align="justify" style:justify-single-word="false"/>
      <style:text-properties officeooo:rsid="00387e0e" officeooo:paragraph-rsid="00387e0e"/>
    </style:style>
    <style:style style:name="P83" style:family="paragraph" style:parent-style-name="Text_20_body" style:list-style-name="L7">
      <style:paragraph-properties fo:text-align="justify" style:justify-single-word="false"/>
      <style:text-properties officeooo:rsid="00387e0e" officeooo:paragraph-rsid="00387e0e"/>
    </style:style>
    <style:style style:name="P84" style:family="paragraph" style:parent-style-name="Text_20_body" style:list-style-name="L6">
      <style:paragraph-properties fo:text-align="justify" style:justify-single-word="false"/>
      <style:text-properties officeooo:rsid="0039e7d7" officeooo:paragraph-rsid="0039e7d7"/>
    </style:style>
    <style:style style:name="P85" style:family="paragraph" style:parent-style-name="Text_20_body" style:list-style-name="L8">
      <style:text-properties style:text-line-through-style="solid" style:text-line-through-type="single" officeooo:rsid="003f3bb4" officeooo:paragraph-rsid="003f3bb4"/>
    </style:style>
    <style:style style:name="P86" style:family="paragraph" style:parent-style-name="Text_20_body" style:list-style-name="L8">
      <style:text-properties style:text-line-through-style="none" style:text-line-through-type="none" officeooo:rsid="003f3bb4" officeooo:paragraph-rsid="003f3bb4"/>
    </style:style>
    <style:style style:name="P87" style:family="paragraph" style:parent-style-name="Text_20_body" style:list-style-name="L9">
      <style:text-properties officeooo:rsid="005935ab" officeooo:paragraph-rsid="005935ab"/>
    </style:style>
    <style:style style:name="P88" style:family="paragraph" style:parent-style-name="Text_20_body" style:list-style-name="L9">
      <style:text-properties officeooo:rsid="00596c80" officeooo:paragraph-rsid="00596c80"/>
    </style:style>
    <style:style style:name="P89" style:family="paragraph" style:parent-style-name="Text_20_body" style:list-style-name="L10">
      <style:text-properties fo:font-weight="normal" officeooo:rsid="005e0a10" officeooo:paragraph-rsid="005e0a10" style:font-weight-asian="normal" style:font-weight-complex="normal"/>
    </style:style>
    <style:style style:name="P90" style:family="paragraph" style:parent-style-name="Text_20_body">
      <style:text-properties fo:font-weight="normal" officeooo:rsid="00603349" officeooo:paragraph-rsid="00603349" style:font-weight-asian="normal" style:font-weight-complex="normal"/>
    </style:style>
    <style:style style:name="T1" style:family="text">
      <style:text-properties officeooo:rsid="001d0934"/>
    </style:style>
    <style:style style:name="T2" style:family="text">
      <style:text-properties officeooo:rsid="00284ab5"/>
    </style:style>
    <style:style style:name="T3" style:family="text">
      <style:text-properties style:font-name="Arial" fo:language="pt" fo:country="BR" officeooo:rsid="0036394e"/>
    </style:style>
    <style:style style:name="T4" style:family="text">
      <style:text-properties style:font-name="Arial" fo:language="pt" fo:country="BR" officeooo:rsid="0037aba3"/>
    </style:style>
    <style:style style:name="T5" style:family="text">
      <style:text-properties style:font-name="Arial" fo:language="pt" fo:country="BR" officeooo:rsid="003bc9a5"/>
    </style:style>
    <style:style style:name="T6" style:family="text">
      <style:text-properties officeooo:rsid="0035659b"/>
    </style:style>
    <style:style style:name="T7" style:family="text">
      <style:text-properties officeooo:rsid="0036394e"/>
    </style:style>
    <style:style style:name="T8" style:family="text">
      <style:text-properties officeooo:rsid="0037aba3"/>
    </style:style>
    <style:style style:name="T9" style:family="text">
      <style:text-properties officeooo:rsid="00385b87"/>
    </style:style>
    <style:style style:name="T10" style:family="text">
      <style:text-properties officeooo:rsid="00387e0e"/>
    </style:style>
    <style:style style:name="T11" style:family="text">
      <style:text-properties officeooo:rsid="003bc9a5"/>
    </style:style>
    <style:style style:name="T12" style:family="text">
      <style:text-properties officeooo:rsid="003d54b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3d54bf" style:font-weight-asian="bold" style:font-weight-complex="bold"/>
    </style:style>
    <style:style style:name="T15" style:family="text">
      <style:text-properties fo:font-weight="bold" officeooo:rsid="003eaccc" style:font-weight-asian="bold" style:font-weight-complex="bold"/>
    </style:style>
    <style:style style:name="T16" style:family="text">
      <style:text-properties fo:font-weight="bold" officeooo:rsid="003f3bb4" style:font-weight-asian="bold" style:font-weight-complex="bold"/>
    </style:style>
    <style:style style:name="T17" style:family="text">
      <style:text-properties fo:font-weight="bold" officeooo:rsid="004cfb66" style:font-weight-asian="bold" style:font-weight-complex="bold"/>
    </style:style>
    <style:style style:name="T18" style:family="text">
      <style:text-properties fo:font-weight="bold" officeooo:rsid="0050529a" style:font-weight-asian="bold" style:font-weight-complex="bold"/>
    </style:style>
    <style:style style:name="T19" style:family="text">
      <style:text-properties officeooo:rsid="003eaccc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3eaccc" style:font-weight-asian="normal" style:font-weight-complex="normal"/>
    </style:style>
    <style:style style:name="T22" style:family="text">
      <style:text-properties fo:font-weight="normal" officeooo:rsid="005f7e1a" style:font-weight-asian="normal" style:font-weight-complex="normal"/>
    </style:style>
    <style:style style:name="T23" style:family="text">
      <style:text-properties officeooo:rsid="003f3bb4"/>
    </style:style>
    <style:style style:name="T24" style:family="text">
      <style:text-properties fo:color="#00a933"/>
    </style:style>
    <style:style style:name="T25" style:family="text">
      <style:text-properties fo:font-size="55pt" fo:font-weight="bold" officeooo:rsid="003f3bb4" style:font-size-asian="55pt" style:font-weight-asian="bold" style:font-size-complex="55pt" style:font-weight-complex="bold"/>
    </style:style>
    <style:style style:name="T26" style:family="text">
      <style:text-properties officeooo:rsid="00410113"/>
    </style:style>
    <style:style style:name="T27" style:family="text">
      <style:text-properties officeooo:rsid="0041e3ee"/>
    </style:style>
    <style:style style:name="T28" style:family="text">
      <style:text-properties officeooo:rsid="0042893f"/>
    </style:style>
    <style:style style:name="T29" style:family="text">
      <style:text-properties officeooo:rsid="0042cda3"/>
    </style:style>
    <style:style style:name="T30" style:family="text">
      <style:text-properties officeooo:rsid="004522cc"/>
    </style:style>
    <style:style style:name="T31" style:family="text">
      <style:text-properties officeooo:rsid="0045d006"/>
    </style:style>
    <style:style style:name="T32" style:family="text">
      <style:text-properties officeooo:rsid="004a384a"/>
    </style:style>
    <style:style style:name="T33" style:family="text">
      <style:text-properties officeooo:rsid="004b8c4b"/>
    </style:style>
    <style:style style:name="T34" style:family="text">
      <style:text-properties officeooo:rsid="004cfb66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officeooo:rsid="005013ee"/>
    </style:style>
    <style:style style:name="T37" style:family="text">
      <style:text-properties officeooo:rsid="0050529a"/>
    </style:style>
    <style:style style:name="T38" style:family="text">
      <style:text-properties officeooo:rsid="005623b2"/>
    </style:style>
    <style:style style:name="T39" style:family="text">
      <style:text-properties officeooo:rsid="00579caa"/>
    </style:style>
    <style:style style:name="T40" style:family="text">
      <style:text-properties officeooo:rsid="0062fb14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-start text:name="__RefHeading___Toc74_2961738099"/>JEDIEL DA ROSA RIBEIRO<text:bookmark-end text:name="__RefHeading___Toc74_2961738099"/></text:p>
      <text:p text:style-name="P5"/>
      <text:p text:style-name="P5"/>
      <text:p text:style-name="P5"/>
      <text:p text:style-name="Contents_20_Heading"/>
      <text:p text:style-name="P5"/>
      <text:p text:style-name="P5"/>
      <text:p text:style-name="P5"/>
      <text:p text:style-name="P5"/>
      <text:p text:style-name="P5"/>
      <text:p text:style-name="P44">PANORAMA DO NOVO TESTA<text:span text:style-name="T40">MENTO</text:span></text:p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8"><text:bookmark-start text:name="__RefHeading___Toc76_2961738099"/>BLUMENAU/SC<text:line-break/><text:span text:style-name="T2">MÊS</text:span><text:span text:style-name="T1"> DE 2021</text:span><text:bookmark-end text:name="__RefHeading___Toc76_2961738099"/></text:p>
      <text:table-of-content text:style-name="Sect1" text:protected="true" text:name="Table of Contents1">
        <text:table-of-content-source text:outline-level="10">
          <text:index-title-template text:style-name="Contents_20_Heading">Tabela de conteú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ela de conteúdo</text:p>
          </text:index-title>
          <text:p text:style-name="P2"><text:a xlink:type="simple" xlink:href="#__RefHeading___Toc377_4145814832" text:style-name="Index_20_Link" text:visited-style-name="Index_20_Link">II Pedro<text:tab/>3</text:a></text:p>
          <text:p text:style-name="P3"><text:a xlink:type="simple" xlink:href="#__RefHeading___Toc379_4145814832" text:style-name="Index_20_Link" text:visited-style-name="Index_20_Link">Data<text:tab/>3</text:a></text:p>
          <text:p text:style-name="P3"><text:a xlink:type="simple" xlink:href="#__RefHeading___Toc381_4145814832" text:style-name="Index_20_Link" text:visited-style-name="Index_20_Link">Autor<text:tab/>3</text:a></text:p>
          <text:p text:style-name="P3"><text:a xlink:type="simple" xlink:href="#__RefHeading___Toc383_4145814832" text:style-name="Index_20_Link" text:visited-style-name="Index_20_Link">Destinatários<text:tab/>3</text:a></text:p>
          <text:p text:style-name="P3"><text:a xlink:type="simple" xlink:href="#__RefHeading___Toc385_4145814832" text:style-name="Index_20_Link" text:visited-style-name="Index_20_Link">Local<text:tab/>3</text:a></text:p>
          <text:p text:style-name="P3"><text:a xlink:type="simple" xlink:href="#__RefHeading___Toc387_4145814832" text:style-name="Index_20_Link" text:visited-style-name="Index_20_Link">Ocasião<text:tab/>3</text:a></text:p>
          <text:p text:style-name="P3"><text:a xlink:type="simple" xlink:href="#__RefHeading___Toc389_4145814832" text:style-name="Index_20_Link" text:visited-style-name="Index_20_Link">Propósito<text:tab/>4</text:a></text:p>
          <text:p text:style-name="P3"><text:a xlink:type="simple" xlink:href="#__RefHeading___Toc391_4145814832" text:style-name="Index_20_Link" text:visited-style-name="Index_20_Link">Ênfase teológica<text:tab/>4</text:a></text:p>
          <text:p text:style-name="P4"><text:a xlink:type="simple" xlink:href="#__RefHeading___Toc393_4145814832" text:style-name="Index_20_Link" text:visited-style-name="Index_20_Link">Crescimento na Caminhada Cristã<text:tab/>4</text:a></text:p>
          <text:p text:style-name="P4"><text:a xlink:type="simple" xlink:href="#__RefHeading___Toc395_4145814832" text:style-name="Index_20_Link" text:visited-style-name="Index_20_Link">Alerta contra os falsos mestres<text:tab/>4</text:a></text:p>
          <text:p text:style-name="P4"><text:a xlink:type="simple" xlink:href="#__RefHeading___Toc397_4145814832" text:style-name="Index_20_Link" text:visited-style-name="Index_20_Link">As escrituras<text:tab/>4</text:a></text:p>
          <text:p text:style-name="P4"><text:a xlink:type="simple" xlink:href="#__RefHeading___Toc399_4145814832" text:style-name="Index_20_Link" text:visited-style-name="Index_20_Link">O fim dos tempos<text:tab/>4</text:a></text:p>
          <text:p text:style-name="P3"><text:a xlink:type="simple" xlink:href="#__RefHeading___Toc401_4145814832" text:style-name="Index_20_Link" text:visited-style-name="Index_20_Link">Tema<text:tab/>4</text:a></text:p>
          <text:p text:style-name="P2"><text:a xlink:type="simple" xlink:href="#__RefHeading___Toc403_4145814832" text:style-name="Index_20_Link" text:visited-style-name="Index_20_Link">Judas<text:tab/>5</text:a></text:p>
          <text:p text:style-name="P3"><text:a xlink:type="simple" xlink:href="#__RefHeading___Toc405_4145814832" text:style-name="Index_20_Link" text:visited-style-name="Index_20_Link">Autoria<text:tab/>5</text:a></text:p>
          <text:p text:style-name="P3"><text:a xlink:type="simple" xlink:href="#__RefHeading___Toc407_4145814832" text:style-name="Index_20_Link" text:visited-style-name="Index_20_Link">Local e Data<text:tab/>5</text:a></text:p>
          <text:p text:style-name="P3"><text:a xlink:type="simple" xlink:href="#__RefHeading___Toc409_4145814832" text:style-name="Index_20_Link" text:visited-style-name="Index_20_Link">Destinatário<text:tab/>5</text:a></text:p>
          <text:p text:style-name="P3"><text:a xlink:type="simple" xlink:href="#__RefHeading___Toc411_4145814832" text:style-name="Index_20_Link" text:visited-style-name="Index_20_Link">Propósito – Defender a fé<text:tab/>5</text:a></text:p>
          <text:p text:style-name="P3"><text:a xlink:type="simple" xlink:href="#__RefHeading___Toc413_4145814832" text:style-name="Index_20_Link" text:visited-style-name="Index_20_Link">Ênfase teológica<text:tab/>6</text:a></text:p>
          <text:p text:style-name="P3"><text:a xlink:type="simple" xlink:href="#__RefHeading___Toc415_4145814832" text:style-name="Index_20_Link" text:visited-style-name="Index_20_Link">Tema<text:tab/>6</text:a></text:p>
          <text:p text:style-name="P2"><text:a xlink:type="simple" xlink:href="#__RefHeading___Toc417_4145814832" text:style-name="Index_20_Link" text:visited-style-name="Index_20_Link">I, II e III João<text:tab/>7</text:a></text:p>
          <text:p text:style-name="P3"><text:a xlink:type="simple" xlink:href="#__RefHeading___Toc419_4145814832" text:style-name="Index_20_Link" text:visited-style-name="Index_20_Link">Autoria<text:tab/>7</text:a></text:p>
          <text:p text:style-name="P3"><text:a xlink:type="simple" xlink:href="#__RefHeading___Toc421_4145814832" text:style-name="Index_20_Link" text:visited-style-name="Index_20_Link">Data<text:tab/>7</text:a></text:p>
          <text:p text:style-name="P3"><text:a xlink:type="simple" xlink:href="#__RefHeading___Toc423_4145814832" text:style-name="Index_20_Link" text:visited-style-name="Index_20_Link">Local<text:tab/>7</text:a></text:p>
          <text:p text:style-name="P2"><text:a xlink:type="simple" xlink:href="#__RefHeading___Toc425_4145814832" text:style-name="Index_20_Link" text:visited-style-name="Index_20_Link">I João<text:tab/>8</text:a></text:p>
          <text:p text:style-name="P3"><text:a xlink:type="simple" xlink:href="#__RefHeading___Toc427_4145814832" text:style-name="Index_20_Link" text:visited-style-name="Index_20_Link">Destinatários<text:tab/>8</text:a></text:p>
          <text:p text:style-name="P3"><text:a xlink:type="simple" xlink:href="#__RefHeading___Toc429_4145814832" text:style-name="Index_20_Link" text:visited-style-name="Index_20_Link">Ocasião<text:tab/>8</text:a></text:p>
          <text:p text:style-name="P4"><text:a xlink:type="simple" xlink:href="#__RefHeading___Toc431_4145814832" text:style-name="Index_20_Link" text:visited-style-name="Index_20_Link">Gnosticismo → Docetismo → Aparência<text:tab/>8</text:a></text:p>
          <text:p text:style-name="P3"><text:a xlink:type="simple" xlink:href="#__RefHeading___Toc433_4145814832" text:style-name="Index_20_Link" text:visited-style-name="Index_20_Link">Propósito<text:tab/>8</text:a></text:p>
          <text:p text:style-name="P4"><text:a xlink:type="simple" xlink:href="#__RefHeading___Toc435_4145814832" text:style-name="Index_20_Link" text:visited-style-name="Index_20_Link">Advertir acerca dos perigos à fé cristã<text:tab/>8</text:a></text:p>
          <text:p text:style-name="P4"><text:a xlink:type="simple" xlink:href="#__RefHeading___Toc437_4145814832" text:style-name="Index_20_Link" text:visited-style-name="Index_20_Link">Desmarcarar os falsos mestres<text:tab/>8</text:a></text:p>
          <text:p text:style-name="P4"><text:a xlink:type="simple" xlink:href="#__RefHeading___Toc439_4145814832" text:style-name="Index_20_Link" text:visited-style-name="Index_20_Link">Dar aos crentes a certeza da salvação<text:tab/>8</text:a></text:p>
          <text:p text:style-name="P3"><text:a xlink:type="simple" xlink:href="#__RefHeading___Toc1903_2460280925" text:style-name="Index_20_Link" text:visited-style-name="Index_20_Link">Ênfase teológica<text:tab/>9</text:a></text:p>
          <text:p text:style-name="P2"><text:a xlink:type="simple" xlink:href="#__RefHeading___Toc1905_2460280925" text:style-name="Index_20_Link" text:visited-style-name="Index_20_Link">II João<text:tab/>9</text:a></text:p>
          <text:p text:style-name="P3"><text:a xlink:type="simple" xlink:href="#__RefHeading___Toc1907_2460280925" text:style-name="Index_20_Link" text:visited-style-name="Index_20_Link">Destinatário<text:tab/>9</text:a></text:p>
          <text:p text:style-name="P3"><text:a xlink:type="simple" xlink:href="#__RefHeading___Toc1909_2460280925" text:style-name="Index_20_Link" text:visited-style-name="Index_20_Link">Propósito<text:tab/>9</text:a></text:p>
          <text:p text:style-name="P3"><text:a xlink:type="simple" xlink:href="#__RefHeading___Toc1911_2460280925" text:style-name="Index_20_Link" text:visited-style-name="Index_20_Link">Ênfase teológica<text:tab/>9</text:a></text:p>
          <text:p text:style-name="P2"><text:a xlink:type="simple" xlink:href="#__RefHeading___Toc1913_2460280925" text:style-name="Index_20_Link" text:visited-style-name="Index_20_Link">III JOÃO<text:tab/>9</text:a></text:p>
          <text:p text:style-name="P3"><text:a xlink:type="simple" xlink:href="#__RefHeading___Toc1915_2460280925" text:style-name="Index_20_Link" text:visited-style-name="Index_20_Link">Destinatário<text:tab/>9</text:a></text:p>
          <text:p text:style-name="P4"><text:a xlink:type="simple" xlink:href="#__RefHeading___Toc1917_2460280925" text:style-name="Index_20_Link" text:visited-style-name="Index_20_Link">Elogiar Gaio pela hospitalidade que demonstrou para com os missionários enviado da parte do autor.<text:tab/>9</text:a></text:p>
          <text:p text:style-name="P4"><text:a xlink:type="simple" xlink:href="#__RefHeading___Toc1919_2460280925" text:style-name="Index_20_Link" text:visited-style-name="Index_20_Link">Fornecer razões por que gaio deve continuar demonstrando hospitalidade<text:tab/>10</text:a></text:p>
          <text:p text:style-name="P3"><text:a xlink:type="simple" xlink:href="#__RefHeading___Toc1921_2460280925" text:style-name="Index_20_Link" text:visited-style-name="Index_20_Link">Ênfase teológica<text:tab/>10</text:a></text:p>
          <text:p text:style-name="P3"><text:a xlink:type="simple" xlink:href="#__RefHeading___Toc1923_2460280925" text:style-name="Index_20_Link" text:visited-style-name="Index_20_Link">Tema das epístolas de João<text:tab/>10</text:a></text:p>
          <text:p text:style-name="P2"><text:a xlink:type="simple" xlink:href="#__RefHeading___Toc1925_2460280925" text:style-name="Index_20_Link" text:visited-style-name="Index_20_Link">Acopalipse – Panorama<text:tab/>11</text:a></text:p>
        </text:index-body>
      </text:table-of-content>
      <text:h text:style-name="P48" text:outline-level="1"/>
      <text:list xml:id="list2324985791" text:style-name="Outline">
        <text:list-item>
          <text:h text:style-name="P52" text:outline-level="1"><text:bookmark-start text:name="__RefHeading___Toc377_4145814832"/>II Pedro<text:bookmark-end text:name="__RefHeading___Toc377_4145814832"/></text:h>
          <text:list>
            <text:list-item>
              <text:h text:style-name="P57" text:outline-level="2"><text:bookmark-start text:name="__RefHeading___Toc379_4145814832"/>Data<text:bookmark-end text:name="__RefHeading___Toc379_4145814832"/></text:h>
            </text:list-item>
          </text:list>
        </text:list-item>
      </text:list>
      <text:p text:style-name="P9">→ Foi escrito perto do fim da sua vida, que segundo a tradição, ocorreu em 66-67 d.C. Quando foi martirizado durante o governo de Nero.</text:p>
      <text:list xml:id="list90227171128241" text:continue-numbering="true" text:style-name="Outline">
        <text:list-item>
          <text:list>
            <text:list-item>
              <text:h text:style-name="P58" text:outline-level="2"><text:bookmark-start text:name="__RefHeading___Toc381_4145814832"/><text:span text:style-name="T31">A</text:span>utor<text:bookmark-end text:name="__RefHeading___Toc381_4145814832"/></text:h>
            </text:list-item>
          </text:list>
        </text:list-item>
      </text:list>
      <text:p text:style-name="P9">→ Simão Pedro, servo e apóstolo de Jesus.</text:p>
      <text:p text:style-name="P10">→<text:span text:style-name="T6"> </text:span>Evidências internas</text:p>
      <text:list xml:id="list606191652" text:style-name="L1">
        <text:list-item>
          <text:p text:style-name="P77">Ele declara-se testemunha ocular da transfiguração</text:p>
        </text:list-item>
        <text:list-item>
          <text:p text:style-name="P77">O autor assevera que essa é a segunda carta de seus leitores</text:p>
        </text:list-item>
        <text:list-item>
          <text:p text:style-name="P77">Faz alusão clara que foi predita pelo próprio Cristo.</text:p>
        </text:list-item>
      </text:list>
      <text:list xml:id="list90228093574156" text:continue-list="list90227171128241" text:style-name="Outline">
        <text:list-item>
          <text:list>
            <text:list-item>
              <text:h text:style-name="P62" text:outline-level="2"><text:bookmark-start text:name="__RefHeading___Toc383_4145814832"/><text:span text:style-name="T31">D</text:span>estinatários<text:bookmark-end text:name="__RefHeading___Toc383_4145814832"/></text:h>
            </text:list-item>
          </text:list>
        </text:list-item>
      </text:list>
      <text:p text:style-name="P12">→<text:span text:style-name="T7"> Os cristãos que viviam na parte norte da província da Ásia Menor</text:span></text:p>
      <text:list xml:id="list90227752303413" text:continue-numbering="true" text:style-name="Outline">
        <text:list-item>
          <text:list>
            <text:list-item>
              <text:h text:style-name="P59" text:outline-level="2"><text:bookmark-start text:name="__RefHeading___Toc385_4145814832"/><text:span text:style-name="T31">L</text:span><text:span text:style-name="T7">ocal</text:span><text:bookmark-end text:name="__RefHeading___Toc385_4145814832"/></text:h>
            </text:list-item>
          </text:list>
        </text:list-item>
      </text:list>
      <text:p text:style-name="P12">→<text:span text:style-name="T7"> Possivelmente no mesmo lugar em que havia escrito sua primeira carta</text:span></text:p>
      <text:list xml:id="list90227554741750" text:continue-numbering="true" text:style-name="Outline">
        <text:list-item>
          <text:list>
            <text:list-item>
              <text:h text:style-name="P58" text:outline-level="2"><text:bookmark-start text:name="__RefHeading___Toc387_4145814832"/><text:span text:style-name="T31">O</text:span>casi<text:span text:style-name="T7">ão</text:span><text:bookmark-end text:name="__RefHeading___Toc387_4145814832"/></text:h>
            </text:list-item>
          </text:list>
        </text:list-item>
      </text:list>
      <text:p text:style-name="P12">→<text:span text:style-name="T7"> </text:span><text:span text:style-name="T3">Pedro percebe que essa perseguição </text:span><text:span text:style-name="T4">chegou ou vai chegar</text:span><text:span text:style-name="T3"> na Ásia</text:span></text:p>
      <text:list xml:id="list160197940" text:style-name="L2">
        <text:list-item>
          <text:p text:style-name="P78"><text:span text:style-name="T8">P</text:span><text:span text:style-name="T7">reservar quem são </text:span><text:span text:style-name="T8">os destinatários</text:span></text:p>
        </text:list-item>
      </text:list>
      <text:p text:style-name="P10">→<text:span text:style-name="T7"> Pedro percebe que essa perseguição não vai chegar na Ásia (diminuiu)</text:span></text:p>
      <text:list xml:id="list456178762" text:style-name="L3">
        <text:list-item>
          <text:p text:style-name="P79">Agora o inimigo é outro. Agora o inimigo está dentro. Combatendo os falsos ensinos</text:p>
        </text:list-item>
        <text:list-item>
          <text:p text:style-name="P79">Foco na Cristologia e na Escatologia</text:p>
          <text:list>
            <text:list-item>
              <text:p text:style-name="P79">Falsos ensinos negando o sacrifício de Jesus</text:p>
            </text:list-item>
            <text:list-item>
              <text:p text:style-name="P79">Falsos ensinos negando a volta de Jesus</text:p>
            </text:list-item>
            <text:list-item>
              <text:p text:style-name="P79">1000 anos são como 1 dia para Deus</text:p>
            </text:list-item>
          </text:list>
        </text:list-item>
      </text:list>
      <text:list xml:id="list90228321466734" text:continue-list="list90227554741750" text:style-name="Outline">
        <text:list-item>
          <text:list>
            <text:list-item>
              <text:h text:style-name="P73" text:outline-level="2"><text:bookmark-start text:name="__RefHeading___Toc389_4145814832"/><text:span text:style-name="T31">P</text:span>ropósito<text:bookmark-end text:name="__RefHeading___Toc389_4145814832"/></text:h>
            </text:list-item>
          </text:list>
        </text:list-item>
      </text:list>
      <text:p text:style-name="P13">→<text:span text:style-name="T9"> Estimular o crescimento cristão </text:span><text:span text:style-name="T10">(1)</text:span></text:p>
      <text:p text:style-name="P13">→<text:span text:style-name="T9"> Combater os falsos ensinos </text:span><text:span text:style-name="T10">(2)</text:span></text:p>
      <text:p text:style-name="P13">→<text:span text:style-name="T9"> Encorajar a vigilância, tendo em vista a segunda vinda inequívoca do Senhor </text:span><text:span text:style-name="T10">(3)</text:span></text:p>
      <text:list xml:id="list90228592226474" text:continue-numbering="true" text:style-name="Outline">
        <text:list-item>
          <text:list>
            <text:list-item>
              <text:h text:style-name="P63" text:outline-level="2"><text:bookmark-start text:name="__RefHeading___Toc391_4145814832"/><text:span text:style-name="T31">Ê</text:span>nfase teológica<text:bookmark-end text:name="__RefHeading___Toc391_4145814832"/></text:h>
              <text:list>
                <text:list-item>
                  <text:h text:style-name="P74" text:outline-level="3"><text:bookmark-start text:name="__RefHeading___Toc393_4145814832"/><text:span text:style-name="T31">C</text:span><text:span text:style-name="T10">rescimento na Caminhada Cristã</text:span><text:bookmark-end text:name="__RefHeading___Toc393_4145814832"/></text:h>
                </text:list-item>
              </text:list>
            </text:list-item>
          </text:list>
        </text:list-item>
      </text:list>
      <text:list xml:id="list2470758268" text:style-name="L4">
        <text:list-item>
          <text:p text:style-name="P80">Fé, virtude, sabedoria, domínio próprio, perseverança, piedade, fraternidade e amor (1:5-8)</text:p>
        </text:list-item>
      </text:list>
      <text:list xml:id="list90227277176621" text:continue-list="list90228592226474" text:style-name="Outline">
        <text:list-item>
          <text:list>
            <text:list-item>
              <text:list>
                <text:list-item>
                  <text:h text:style-name="P74" text:outline-level="3"><text:bookmark-start text:name="__RefHeading___Toc395_4145814832"/><text:span text:style-name="T31">A</text:span><text:span text:style-name="T10">lerta contra os falsos mestres</text:span><text:bookmark-end text:name="__RefHeading___Toc395_4145814832"/></text:h>
                </text:list-item>
              </text:list>
            </text:list-item>
          </text:list>
        </text:list-item>
      </text:list>
      <text:list xml:id="list823364490" text:style-name="L5">
        <text:list-item>
          <text:p text:style-name="P81">Negação de cristo (2:1)</text:p>
        </text:list-item>
        <text:list-item>
          <text:p text:style-name="P81">Corrupção moral (2:2; 2:10-16; 2:18-19; 3:3)</text:p>
        </text:list-item>
        <text:list-item>
          <text:p text:style-name="P81">Avareza (2:3,14,15)</text:p>
        </text:list-item>
        <text:list-item>
          <text:p text:style-name="P81">Escárnio sobre a volta de Cristo (3:1-16)</text:p>
        </text:list-item>
      </text:list>
      <text:list xml:id="list90227195100256" text:continue-list="list90227277176621" text:style-name="Outline">
        <text:list-item>
          <text:list>
            <text:list-item>
              <text:list>
                <text:list-item>
                  <text:h text:style-name="P74" text:outline-level="3"><text:bookmark-start text:name="__RefHeading___Toc397_4145814832"/><text:span text:style-name="T31">A</text:span><text:span text:style-name="T10">s escrituras</text:span><text:bookmark-end text:name="__RefHeading___Toc397_4145814832"/></text:h>
                </text:list-item>
              </text:list>
            </text:list-item>
          </text:list>
        </text:list-item>
      </text:list>
      <text:list xml:id="list2253956848" text:style-name="L6">
        <text:list-item>
          <text:p text:style-name="P82">Deus falou por intermédio de sua palavra (3:2)</text:p>
          <text:list>
            <text:list-item>
              <text:p text:style-name="P84">Novo testamento como palavra inspirada por Deus.</text:p>
            </text:list-item>
          </text:list>
        </text:list-item>
        <text:list-item>
          <text:p text:style-name="P82">A deturpação da Escritura leva à destruição (3:16)</text:p>
        </text:list-item>
      </text:list>
      <text:list xml:id="list90227464782141" text:continue-list="list90227195100256" text:style-name="Outline">
        <text:list-item>
          <text:list>
            <text:list-item>
              <text:list>
                <text:list-item>
                  <text:h text:style-name="P74" text:outline-level="3"><text:bookmark-start text:name="__RefHeading___Toc399_4145814832"/><text:span text:style-name="T31">O</text:span><text:span text:style-name="T10"> fim dos tempos</text:span><text:bookmark-end text:name="__RefHeading___Toc399_4145814832"/></text:h>
                </text:list-item>
              </text:list>
            </text:list-item>
          </text:list>
        </text:list-item>
      </text:list>
      <text:list xml:id="list1719224587" text:style-name="L7">
        <text:list-item>
          <text:p text:style-name="P83">Como os cristãos devem viver diante da esperança da volta de Cristo (3:13-18)</text:p>
        </text:list-item>
      </text:list>
      <text:list xml:id="list90227380566651" text:continue-list="list90227464782141" text:style-name="Outline">
        <text:list-item>
          <text:list>
            <text:list-item>
              <text:h text:style-name="P60" text:outline-level="2"><text:bookmark-start text:name="__RefHeading___Toc401_4145814832"/><text:span text:style-name="T31">T</text:span><text:span text:style-name="T11">ema</text:span><text:bookmark-end text:name="__RefHeading___Toc401_4145814832"/></text:h>
            </text:list-item>
          </text:list>
        </text:list-item>
      </text:list>
      <text:p text:style-name="P14">→<text:span text:style-name="T11"> A verdade de Deus e o falso ensino dos Homens</text:span></text:p>
      <text:p text:style-name="P14"/>
      <text:p text:style-name="P16">I Pedro → Sofrimento → Inimigo externo</text:p>
      <text:p text:style-name="P14"><text:span text:style-name="T11">II </text:span><text:span text:style-name="T5">Pedro</text:span><text:span text:style-name="T11"> → Falsos ensinos → Inimigo </text:span><text:span text:style-name="T5">interno</text:span></text:p>
      <text:list xml:id="list90228437045351" text:continue-numbering="true" text:style-name="Outline">
        <text:list-item>
          <text:h text:style-name="P53" text:outline-level="1"><text:bookmark-start text:name="__RefHeading___Toc403_4145814832"/><text:span text:style-name="T31">J</text:span>udas<text:bookmark-end text:name="__RefHeading___Toc403_4145814832"/></text:h>
          <text:list>
            <text:list-item>
              <text:h text:style-name="P64" text:outline-level="2"><text:bookmark-start text:name="__RefHeading___Toc405_4145814832"/><text:span text:style-name="T31">A</text:span>utoria<text:bookmark-end text:name="__RefHeading___Toc405_4145814832"/></text:h>
            </text:list-item>
          </text:list>
        </text:list-item>
      </text:list>
      <text:p text:style-name="P11">→<text:span text:style-name="T12"> Judas, </text:span><text:span text:style-name="T14">servo</text:span><text:span text:style-name="T12"> de Jesus Cristo e </text:span><text:span text:style-name="T14">irmão</text:span><text:span text:style-name="T12"> de Tiago.</text:span></text:p>
      <text:list xml:id="list90227111336703" text:continue-numbering="true" text:style-name="Outline">
        <text:list-item>
          <text:list>
            <text:list-item>
              <text:h text:style-name="P64" text:outline-level="2"><text:bookmark-start text:name="__RefHeading___Toc407_4145814832"/><text:span text:style-name="T31">L</text:span>ocal <text:span text:style-name="T31">e</text:span> <text:span text:style-name="T31">D</text:span>ata<text:bookmark-end text:name="__RefHeading___Toc407_4145814832"/></text:h>
            </text:list-item>
          </text:list>
        </text:list-item>
      </text:list>
      <text:p text:style-name="P11">→<text:span text:style-name="T12"> Não há indicação clara quanto ao local ou data</text:span></text:p>
      <text:p text:style-name="P11">→<text:span text:style-name="T12"> Se Judas trabalhava junto das igrejas judaicas da palestina como alguns acreditam, é muito provávlel que sua epístola fosse escrita em torno de 64-65 d.C (Motivo: siêncio da queda de Jerusalém)</text:span></text:p>
      <text:p text:style-name="P11">→<text:span text:style-name="T12"> Alguns argumentam que pode chegar a uma data até 80 d.C</text:span></text:p>
      <text:list xml:id="list90227444128895" text:continue-numbering="true" text:style-name="Outline">
        <text:list-item>
          <text:list>
            <text:list-item>
              <text:h text:style-name="P64" text:outline-level="2"><text:bookmark-start text:name="__RefHeading___Toc409_4145814832"/><text:span text:style-name="T31">D</text:span>estinatário<text:bookmark-end text:name="__RefHeading___Toc409_4145814832"/></text:h>
            </text:list-item>
          </text:list>
        </text:list-item>
      </text:list>
      <text:p text:style-name="P11">→<text:span text:style-name="T12"> “Queridos em Deus pai e conservados por Jesus Cristo.” – </text:span><text:span text:style-name="T19">Muito genérico</text:span></text:p>
      <text:p text:style-name="P11">→<text:span text:style-name="T19"> Essas pessoas conheciam os apóstolos</text:span></text:p>
      <text:p text:style-name="P11">→<text:span text:style-name="T19"> Por conta da </text:span><text:span text:style-name="T15">ligação com II Pedro</text:span><text:span text:style-name="T19">, as igrejas da Ásia Menor parecem ser as destinatárias.</text:span></text:p>
      <text:list xml:id="list90227386702041" text:continue-numbering="true" text:style-name="Outline">
        <text:list-item>
          <text:list>
            <text:list-item>
              <text:h text:style-name="P61" text:outline-level="2"><text:bookmark-start text:name="__RefHeading___Toc411_4145814832"/><text:span text:style-name="T31">P</text:span><text:span text:style-name="T19">ropósito</text:span><text:span text:style-name="T15"> – </text:span><text:span text:style-name="T16">Defender a fé</text:span><text:bookmark-end text:name="__RefHeading___Toc411_4145814832"/></text:h>
            </text:list-item>
          </text:list>
        </text:list-item>
      </text:list>
      <text:p text:style-name="P15">→<text:span text:style-name="T19"> </text:span>“<text:span text:style-name="T19">Amados, procurando eu escrever-vos com toda a diligẽncia a cerca da salvação comum, tive por necessidade escrevo-vos, e exortar-vos a </text:span><text:span text:style-name="T15">batalhar pela fé</text:span><text:span text:style-name="T21"> que uma vez foi dada aos santos</text:span>” <text:span text:style-name="T19">(3)</text:span></text:p>
      <text:p text:style-name="P15">→<text:span text:style-name="T19"> Esta carta foi escrita para </text:span><text:span text:style-name="T15">defender a fé</text:span><text:span text:style-name="T21"> apostólica contra os falsos ensinos que surgiam nas igrejas</text:span></text:p>
      <text:p text:style-name="P15"><text:span text:style-name="T21">→ Existe uma </text:span><text:span text:style-name="T15">harmonia entre 2ª Pedro e Judas</text:span><text:span text:style-name="T21"> em suas descrições concernentes aos falsos mestres</text:span></text:p>
      <text:p text:style-name="P17">→<text:span text:style-name="T19"> Infiltração; Imoralidade; Negação de Cristo; Motivo para ambição; Rejeição da autoridade; Animais irracionais; Dominados por desejos de pecados; Vazios, inúteis; Retribuição é Certa.</text:span></text:p>
      <text:p text:style-name="P17"/>
      <text:p text:style-name="P18"><text:soft-page-break/>→ Diante da harmonia entre os livros</text:p>
      <text:list xml:id="list3497685293" text:style-name="L8">
        <text:list-item>
          <text:p text:style-name="P85">Apenas inspirados pelo Espírito Santo</text:p>
        </text:list-item>
        <text:list-item>
          <text:p text:style-name="P85">Tanto Judas como Pedro usam uma fonte mútua</text:p>
        </text:list-item>
        <text:list-item>
          <text:p text:style-name="P85">Pedro faz uso da epístola de Judas (Mais cedo, máximo 65d.C)</text:p>
          <text:list>
            <text:list-item>
              <text:p text:style-name="P85">Por que Pedro, sendo apóstolo usaria o texto de alguém que não é um apóstolo</text:p>
            </text:list-item>
          </text:list>
        </text:list-item>
        <text:list-item>
          <text:p text:style-name="P86"><text:span text:style-name="T24">Judas</text:span> <text:span text:style-name="T24">faz o uso da epístola de Pedro</text:span></text:p>
        </text:list-item>
      </text:list>
      <text:list xml:id="list90228099426229" text:continue-list="list90227386702041" text:style-name="Outline">
        <text:list-item>
          <text:list>
            <text:list-item>
              <text:h text:style-name="P65" text:outline-level="2"><text:bookmark-start text:name="__RefHeading___Toc413_4145814832"/><text:span text:style-name="T31">Ê</text:span>nfase teológica<text:bookmark-end text:name="__RefHeading___Toc413_4145814832"/></text:h>
            </text:list-item>
          </text:list>
        </text:list-item>
      </text:list>
      <text:p text:style-name="P19">→<text:span text:style-name="T23"> A batalha pela fé</text:span></text:p>
      <text:p text:style-name="P19">→<text:span text:style-name="T23"> A resistência aos falsos profetas</text:span></text:p>
      <text:list xml:id="list90228128351138" text:continue-numbering="true" text:style-name="Outline">
        <text:list-item>
          <text:list>
            <text:list-item>
              <text:h text:style-name="P65" text:outline-level="2"><text:bookmark-start text:name="__RefHeading___Toc415_4145814832"/><text:span text:style-name="T31">T</text:span>ema<text:bookmark-end text:name="__RefHeading___Toc415_4145814832"/></text:h>
            </text:list-item>
          </text:list>
        </text:list-item>
      </text:list>
      <text:p text:style-name="P19">→<text:span text:style-name="T23"> </text:span><text:span text:style-name="T25">Batalhar pela fé!</text:span></text:p>
      <text:list xml:id="list90227783437450" text:continue-numbering="true" text:style-name="Outline">
        <text:list-item>
          <text:h text:style-name="P51" text:outline-level="1"><text:bookmark-start text:name="__RefHeading___Toc417_4145814832"/>I, II e III João<text:bookmark-end text:name="__RefHeading___Toc417_4145814832"/></text:h>
          <text:list>
            <text:list-item>
              <text:h text:style-name="P66" text:outline-level="2"><text:bookmark-start text:name="__RefHeading___Toc419_4145814832"/><text:span text:style-name="T31">A</text:span>utoria<text:bookmark-end text:name="__RefHeading___Toc419_4145814832"/></text:h>
            </text:list-item>
          </text:list>
        </text:list-item>
      </text:list>
      <text:p text:style-name="P20">→<text:span text:style-name="T26"> Mediante uma leitura cuidadosa percebe-se que o mesmo autor está por trás de cada uma das três epístolas</text:span></text:p>
      <text:p text:style-name="P20">→<text:span text:style-name="T27"> Da mesma forma percebemos a semelhança entre as epístolas e o quarto evangelho</text:span></text:p>
      <text:p text:style-name="P20">→<text:span text:style-name="T27"> Dessa forma, podemos afirmar que João, o autor das epístolas</text:span></text:p>
      <text:p text:style-name="P20">→<text:span text:style-name="T28"> “Estas coisas vos escrevi, a fim de saberdes que tendes a vida eterna, a vós outros que credes em o nome do Filho de Deus” (I Jo 5:13 )</text:span></text:p>
      <text:p text:style-name="P20">→<text:span text:style-name="T28"> “Estes, porém, foram registrados para que creiais que Jesus é o Cristo, o Filho de Deus, e para que, crendo, tenhais vida em seu nome” (Jo 20:31)</text:span></text:p>
      <text:list xml:id="list90227262392170" text:continue-numbering="true" text:style-name="Outline">
        <text:list-item>
          <text:list>
            <text:list-item>
              <text:h text:style-name="P67" text:outline-level="2"><text:bookmark-start text:name="__RefHeading___Toc421_4145814832"/><text:span text:style-name="T31">D</text:span>ata<text:bookmark-end text:name="__RefHeading___Toc421_4145814832"/></text:h>
            </text:list-item>
          </text:list>
        </text:list-item>
      </text:list>
      <text:p text:style-name="P21">→ Provavelmente deve ser em torno de 85-95 d.C. Escrito após seu evangelho (80-85).</text:p>
      <text:list xml:id="list90228461183470" text:continue-numbering="true" text:style-name="Outline">
        <text:list-item>
          <text:list>
            <text:list-item>
              <text:h text:style-name="P68" text:outline-level="2"><text:bookmark-start text:name="__RefHeading___Toc423_4145814832"/><text:span text:style-name="T31">L</text:span>ocal<text:bookmark-end text:name="__RefHeading___Toc423_4145814832"/></text:h>
            </text:list-item>
          </text:list>
        </text:list-item>
      </text:list>
      <text:p text:style-name="P23">→<text:span text:style-name="T29"> As tradições mais antigas associam a literatura com Éfeso, onde joão passou seus últimos anos de vida. Ele havia se mudado para lá na época das guerras Judaicas (66-70)</text:span></text:p>
      <text:p text:style-name="P23">→<text:span text:style-name="T29"> Policarpo, um discípulo de João disse que João viveu e morreu em Éfeso.</text:span></text:p>
      <text:p text:style-name="P23">→<text:span text:style-name="T29"> Polícrates, bispo de Éfeso, disse que João foi sepultado em Éfeso.</text:span></text:p>
      <text:p text:style-name="P21"/>
      <text:list xml:id="list90228691895149" text:continue-numbering="true" text:style-name="Outline">
        <text:list-item>
          <text:h text:style-name="P54" text:outline-level="1"><text:bookmark-start text:name="__RefHeading___Toc425_4145814832"/>I João<text:bookmark-end text:name="__RefHeading___Toc425_4145814832"/></text:h>
          <text:list>
            <text:list-item>
              <text:h text:style-name="P68" text:outline-level="2"><text:bookmark-start text:name="__RefHeading___Toc427_4145814832"/><text:span text:style-name="T31">D</text:span>estinatários<text:bookmark-end text:name="__RefHeading___Toc427_4145814832"/></text:h>
            </text:list-item>
          </text:list>
        </text:list-item>
      </text:list>
      <text:p text:style-name="P22">→ A epístola não menciona que mera e nem onde moravam os destinatários da acarta. O fato de não mencionar ninguém pelo nome faz supor que se tratava de uma carta circular, enviada aos cristãos de vários lugares, talvez às igrejas da província da Ásia.</text:p>
      <text:list xml:id="list90228237664205" text:continue-numbering="true" text:style-name="Outline">
        <text:list-item>
          <text:list>
            <text:list-item>
              <text:h text:style-name="P68" text:outline-level="2"><text:bookmark-start text:name="__RefHeading___Toc429_4145814832"/><text:span text:style-name="T31">O</text:span>casião<text:bookmark-end text:name="__RefHeading___Toc429_4145814832"/></text:h>
            </text:list-item>
          </text:list>
        </text:list-item>
      </text:list>
      <text:p text:style-name="P23">→<text:span text:style-name="T29"> Um grupo de pessoas abandonou a comunhão da igreja do presbítero por causa da compreensão que tinham da identidade de Jesus</text:span></text:p>
      <text:p text:style-name="P23">→<text:span text:style-name="T29"> Apesar de terem saída da comunidade do presbítero essas pessoas ainda tinham contato com ela e tentavam “ensinar que a compreensão da verdade sobre Cristo na comunidade do presbítero é inadequada”</text:span></text:p>
      <text:p text:style-name="P23">→<text:span text:style-name="T29"> O presbítero chama esses sececcionistas de “anticristos”</text:span></text:p>
      <text:list xml:id="list9022761781032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31_4145814832"/><text:span text:style-name="T31">G</text:span>nosticismo → <text:span text:style-name="T31">D</text:span>ocetismo → <text:span text:style-name="T31">A</text:span>parência<text:bookmark-end text:name="__RefHeading___Toc431_4145814832"/></text:h>
                </text:list-item>
              </text:list>
            </text:list-item>
          </text:list>
        </text:list-item>
      </text:list>
      <text:p text:style-name="P24">→ Deus bom, criou o espiritual, Deus mal, criou a matéria. Nosso espírito(bom) está aprisionado nessa matéria.</text:p>
      <text:p text:style-name="P24">→ Esse Jesus não pode ter corpo. Ele aparentava ter corpo, apenas.</text:p>
      <text:p text:style-name="P24">→<text:span text:style-name="T30"> Jesus é homem, humano. Ele foi tão fiel à lei de Moisés e tão correto que o Pai o adotou como filho.</text:span></text:p>
      <text:list xml:id="list90226929474638" text:continue-numbering="true" text:style-name="Outline">
        <text:list-item>
          <text:list>
            <text:list-item>
              <text:h text:style-name="P69" text:outline-level="2"><text:bookmark-start text:name="__RefHeading___Toc433_4145814832"/>Propósito<text:bookmark-end text:name="__RefHeading___Toc433_4145814832"/></text:h>
              <text:list>
                <text:list-item>
                  <text:h text:style-name="P75" text:outline-level="3"><text:bookmark-start text:name="__RefHeading___Toc435_4145814832"/>Advertir acerca dos perigos à fé cristã<text:bookmark-end text:name="__RefHeading___Toc435_4145814832"/></text:h>
                </text:list-item>
              </text:list>
            </text:list-item>
          </text:list>
        </text:list-item>
      </text:list>
      <text:p text:style-name="P25"><text:tab/>Um sinal da última hora</text:p>
      <text:list xml:id="list90227573904472" text:continue-numbering="true" text:style-name="Outline">
        <text:list-item>
          <text:list>
            <text:list-item>
              <text:list>
                <text:list-item>
                  <text:h text:style-name="P75" text:outline-level="3"><text:bookmark-start text:name="__RefHeading___Toc437_4145814832"/>Desmarcarar os falsos mestres<text:bookmark-end text:name="__RefHeading___Toc437_4145814832"/></text:h>
                </text:list-item>
              </text:list>
            </text:list-item>
          </text:list>
        </text:list-item>
      </text:list>
      <text:p text:style-name="P26"><text:tab/><text:span text:style-name="T32">Negavam a encarnação</text:span></text:p>
      <text:list xml:id="list90227204327746" text:continue-numbering="true" text:style-name="Outline">
        <text:list-item>
          <text:list>
            <text:list-item>
              <text:list>
                <text:list-item>
                  <text:h text:style-name="P75" text:outline-level="3"><text:bookmark-start text:name="__RefHeading___Toc439_4145814832"/>Dar aos crentes a certeza da salvação<text:bookmark-end text:name="__RefHeading___Toc439_4145814832"/></text:h>
                </text:list-item>
              </text:list>
            </text:list-item>
          </text:list>
        </text:list-item>
      </text:list>
      <text:p text:style-name="P24"><text:tab/><text:span text:style-name="T32">Confirmar a fé dos leitores no Cristo encarnado</text:span></text:p>
      <text:list xml:id="list90227413553023" text:continue-numbering="true" text:style-name="Outline">
        <text:list-item>
          <text:list>
            <text:list-item>
              <text:h text:style-name="P70" text:outline-level="2"><text:bookmark-start text:name="__RefHeading___Toc1903_2460280925"/><text:soft-page-break/>Ênfase teológica<text:bookmark-end text:name="__RefHeading___Toc1903_2460280925"/></text:h>
            </text:list-item>
          </text:list>
        </text:list-item>
      </text:list>
      <text:p text:style-name="P27"><text:tab/>… <text:span text:style-name="T33">sad noises.</text:span></text:p>
      <text:list xml:id="list90227224155852" text:continue-numbering="true" text:style-name="Outline">
        <text:list-item>
          <text:h text:style-name="P49" text:outline-level="1"><text:bookmark-start text:name="__RefHeading___Toc1905_2460280925"/>II João<text:bookmark-end text:name="__RefHeading___Toc1905_2460280925"/></text:h>
          <text:list>
            <text:list-item>
              <text:h text:style-name="P70" text:outline-level="2"><text:bookmark-start text:name="__RefHeading___Toc1907_2460280925"/>Destinatário<text:bookmark-end text:name="__RefHeading___Toc1907_2460280925"/></text:h>
            </text:list-item>
          </text:list>
        </text:list-item>
      </text:list>
      <text:p text:style-name="P27">→<text:span text:style-name="T33"> “À senhora eleita e aos seus filhos” → Isso gera duas hipóteses</text:span></text:p>
      <text:p text:style-name="P27">→<text:span text:style-name="T33"> Uma referência a uma senhora</text:span></text:p>
      <text:p text:style-name="P27">→<text:span text:style-name="T33"> A mais provável é considerar essa “senhora” e seus “filhos” a personificação de uma igreja local e de seus membros.</text:span></text:p>
      <text:list xml:id="list90228089557242" text:continue-numbering="true" text:style-name="Outline">
        <text:list-item>
          <text:list>
            <text:list-item>
              <text:h text:style-name="P70" text:outline-level="2"><text:bookmark-start text:name="__RefHeading___Toc1909_2460280925"/>Propósito<text:bookmark-end text:name="__RefHeading___Toc1909_2460280925"/></text:h>
            </text:list-item>
          </text:list>
        </text:list-item>
      </text:list>
      <text:p text:style-name="P27">→<text:span text:style-name="T33"> A fim de previnir a senhora eleita a respeito dos falsos obreiros, mestres, </text:span><text:span text:style-name="T34">profetas e</text:span><text:span text:style-name="T33"> seminaristas </text:span><text:span text:style-name="T34">(opa) que perambulavam pelas igrejas.</text:span></text:p>
      <text:p text:style-name="P27">→<text:span text:style-name="T34"> Eles </text:span><text:span text:style-name="T17">distorciam as tradições </text:span><text:span text:style-name="T34">ao afirmar que Jesus Cristo não era um ser humano que veio em corpo.</text:span></text:p>
      <text:list xml:id="list90227098829674" text:continue-numbering="true" text:style-name="Outline">
        <text:list-item>
          <text:list>
            <text:list-item>
              <text:h text:style-name="P71" text:outline-level="2"><text:bookmark-start text:name="__RefHeading___Toc1911_2460280925"/>Ênfase teológica<text:bookmark-end text:name="__RefHeading___Toc1911_2460280925"/></text:h>
            </text:list-item>
          </text:list>
        </text:list-item>
      </text:list>
      <text:p text:style-name="Text_20_body">→ Necessidade de se andar em amor</text:p>
      <text:p text:style-name="Text_20_body">→<text:span text:style-name="T36"> Alerta contra aqueles que negam tanto a natureza humana quanto divina de Cristo</text:span></text:p>
      <text:p text:style-name="P29"/>
      <text:list xml:id="list90228001482459" text:continue-numbering="true" text:style-name="Outline">
        <text:list-item>
          <text:h text:style-name="P50" text:outline-level="1"><text:bookmark-start text:name="__RefHeading___Toc1913_2460280925"/>III JOÃO<text:bookmark-end text:name="__RefHeading___Toc1913_2460280925"/></text:h>
          <text:list>
            <text:list-item>
              <text:h text:style-name="P71" text:outline-level="2"><text:bookmark-start text:name="__RefHeading___Toc1915_2460280925"/>Destinatário<text:bookmark-end text:name="__RefHeading___Toc1915_2460280925"/></text:h>
              <text:list>
                <text:list-item>
                  <text:h text:style-name="Heading_20_3" text:outline-level="3"><text:bookmark-start text:name="__RefHeading___Toc1917_2460280925"/>Elogiar Gaio pela hospi<text:span text:style-name="T36">talidade que demonstrou para com os missionários enviado da parte do autor.</text:span><text:bookmark-end text:name="__RefHeading___Toc1917_2460280925"/></text:h>
                </text:list-item>
              </text:list>
            </text:list-item>
          </text:list>
        </text:list-item>
      </text:list>
      <text:p text:style-name="Text_20_body">→<text:span text:style-name="T36"> Estava comprometido com a verdade. Compromisso por meios práticos</text:span></text:p>
      <text:p text:style-name="Text_20_body">→<text:span text:style-name="T36"> Ele trabalhou em benefícios em benefícios dos missionários, apesar de não o conhecer</text:span></text:p>
      <text:list xml:id="list90227187881321" text:continue-numbering="true" text:style-name="Outline">
        <text:list-item>
          <text:list>
            <text:list-item>
              <text:list>
                <text:list-item>
                  <text:h text:style-name="P76" text:outline-level="3"><text:bookmark-start text:name="__RefHeading___Toc1919_2460280925"/><text:soft-page-break/>Fornecer razões por que gaio deve continuar demonstrando hospitalidade<text:bookmark-end text:name="__RefHeading___Toc1919_2460280925"/></text:h>
                </text:list-item>
              </text:list>
            </text:list-item>
          </text:list>
        </text:list-item>
      </text:list>
      <text:p text:style-name="Text_20_body">→<text:span text:style-name="T36"> Esses missionários deixaram suas casas por causa “do Nome”</text:span></text:p>
      <text:p text:style-name="Text_20_body">→<text:span text:style-name="T36"> Eles seguram uma estratégia em suas obras missionárias, a de não aceitar a hospitalidade dos não-crentes</text:span></text:p>
      <text:p text:style-name="Text_20_body">→<text:span text:style-name="T37"> Diótrifes, </text:span><text:span text:style-name="T18">liderança autoritária</text:span><text:span text:style-name="T37">.</text:span></text:p>
      <text:list xml:id="list90226709817748" text:continue-numbering="true" text:style-name="Outline">
        <text:list-item>
          <text:list>
            <text:list-item>
              <text:h text:style-name="P72" text:outline-level="2"><text:bookmark-start text:name="__RefHeading___Toc1921_2460280925"/>Ênfase teológica<text:bookmark-end text:name="__RefHeading___Toc1921_2460280925"/></text:h>
            </text:list-item>
          </text:list>
        </text:list-item>
      </text:list>
      <text:p text:style-name="P30">→<text:span text:style-name="T37"> </text:span></text:p>
      <text:p text:style-name="P30">→<text:span text:style-name="T37"> </text:span></text:p>
      <text:p text:style-name="P30"/>
      <text:list xml:id="list90226840293533" text:continue-numbering="true" text:style-name="Outline">
        <text:list-item>
          <text:list>
            <text:list-item>
              <text:h text:style-name="Heading_20_2" text:outline-level="2"><text:bookmark-start text:name="__RefHeading___Toc1923_2460280925"/><text:span text:style-name="T37">Tema das epístolas de João</text:span> <text:bookmark-end text:name="__RefHeading___Toc1923_2460280925"/></text:h>
            </text:list-item>
          </text:list>
        </text:list-item>
      </text:list>
      <text:p text:style-name="Text_20_body"/>
      <text:p text:style-name="P28"># <text:span text:style-name="T35">Tá na hora de ir pra cozinha, OH NO.</text:span></text:p>
      <text:p text:style-name="P31"/>
      <text:list xml:id="list90227690178286" text:continue-numbering="true" text:style-name="Outline">
        <text:list-item>
          <text:h text:style-name="P55" text:outline-level="1"><text:bookmark-start text:name="__RefHeading___Toc1925_2460280925"/><text:span text:style-name="T38">Acopalipse – </text:span><text:span text:style-name="T39">Panorama</text:span><text:bookmark-end text:name="__RefHeading___Toc1925_2460280925"/></text:h>
        </text:list-item>
      </text:list>
      <text:p text:style-name="P32">Um livro altamente simbólico e enigmático.</text:p>
      <text:p text:style-name="P32"/>
      <text:p text:style-name="P33">Características gerais</text:p>
      <text:p text:style-name="P33">→ Símbologia apocalíptica</text:p>
      <text:p text:style-name="P33">→ “Apocalipse” deriva de “apokalupyis” <text:s/>→ revelação</text:p>
      <text:p text:style-name="P33">→ O livro é uma revelação divina. <text:span text:style-name="T13">Epístola</text:span><text:span text:style-name="T20"> para destinatários;</text:span><text:span text:style-name="T13"> Mensagem Profética</text:span></text:p>
      <text:p text:style-name="P36">→ A obra gira em torno de quatro visões, marcada por “em espírito”</text:p>
      <text:list xml:id="list2982152378" text:style-name="L9">
        <text:list-item>
          <text:p text:style-name="P87"><text:span text:style-name="T20">A primeira visão foi na </text:span><text:span text:style-name="T13">Ilha </text:span><text:span text:style-name="T20">de Patmos.</text:span></text:p>
        </text:list-item>
        <text:list-item>
          <text:p text:style-name="P87"><text:span text:style-name="T20">A segunda visão foi nos </text:span><text:span text:style-name="T13">céus</text:span><text:span text:style-name="T20">, diante do trono de Deus</text:span></text:p>
        </text:list-item>
        <text:list-item>
          <text:p text:style-name="P87"><text:span text:style-name="T20">A terceira visão foi no </text:span><text:span text:style-name="T13">deserto</text:span><text:span text:style-name="T20">, Babilônia e a queda da babilônia</text:span></text:p>
        </text:list-item>
        <text:list-item>
          <text:p text:style-name="P88"><text:span text:style-name="T20">A quarta visão foi no </text:span><text:span text:style-name="T13">alto monte</text:span><text:span text:style-name="T20">, a nova Jerusalém adornada que desce do céu.</text:span></text:p>
        </text:list-item>
      </text:list>
      <text:p text:style-name="P37">Há abundância de números</text:p>
      <text:p text:style-name="P37">2, 3, 3 ½, 4, 5, 6, 7, 10, 12, 24, 42, 144, 666, 1000, 1260, 7000, 12.000, 1444.000</text:p>
      <text:p text:style-name="P37"/>
      <text:p text:style-name="P38">Local e destinatário</text:p>
      <text:p text:style-name="P38">As 7 Igrejas a Ásia menor</text:p>
      <text:p text:style-name="P39">7 Mensagens (não cartas)</text:p>
      <text:p text:style-name="P39"/>
      <text:p text:style-name="P39">Data</text:p>
      <text:p text:style-name="P34"><text:span text:style-name="T20">Escrito em 64-69 antes da destruição do templo sob o imperador </text:span><text:span text:style-name="T13">Nero</text:span></text:p>
      <text:p text:style-name="P34"><text:span text:style-name="T20">Escrito em 95 d.C durante o reinado do imperador </text:span><text:span text:style-name="T13">Domíciano </text:span><text:span text:style-name="T20">(81-96)</text:span></text:p>
      <text:p text:style-name="P39">Gematria *</text:p>
      <text:p text:style-name="P40"><text:soft-page-break/>Ocasião</text:p>
      <text:p text:style-name="P35"><text:span text:style-name="T20">As igrejas da Ásia estavam com dois desagios sério</text:span><text:span text:style-name="T22">s</text:span></text:p>
      <text:list xml:id="list465621963" text:style-name="L10">
        <text:list-item>
          <text:p text:style-name="P89">Degradação Moral e Religiosa</text:p>
        </text:list-item>
        <text:list-item>
          <text:p text:style-name="P89">Perseguição por conta dos cultos imperiais</text:p>
        </text:list-item>
      </text:list>
      <text:p text:style-name="P41">Trium Virato* But Cesar, kinda died. Czar is now a thing.</text:p>
      <text:p text:style-name="P42"/>
      <text:p text:style-name="P42"><text:s/>Não especulações, mas esperança para as Igrejas</text:p>
      <text:p text:style-name="P42"/>
      <text:p text:style-name="P43">Propósito</text:p>
      <text:p text:style-name="P43">Tratar com os desvios morais e religiosos das Igrejas da Ásia</text:p>
      <text:p text:style-name="P43">Encorajar os crentes fiéis a resistir com firmeza às exigências de adoração ao imperador</text:p>
      <text:p text:style-name="P43">Informar aos leitores que é iminente a batalha final, decisiva entre Deus e satanás…</text:p>
      <text:p text:style-name="P43"/>
      <text:p text:style-name="P43">Tema</text:p>
      <text:p text:style-name="P43">A consumação do conflito dos séculos</text:p>
      <text:list xml:id="list90226803102017" text:continue-list="list90227690178286" text:style-name="Outline">
        <text:list-item>
          <text:h text:style-name="P56" text:outline-level="1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fo:text-transform="uppercase" style:font-name="Arial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style:font-name="Arial" fo:font-family="Arial" style:font-style-name="Normal" style:font-family-generic="swiss" style:font-pitch="variable" fo:language="pt" fo:country="BR"/>
    </style:style>
    <style:style style:name="List" style:family="paragraph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hidden="true" style:parent-style-name="Standard" style:class="extra"/>
    <style:style style:name="Signature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hidden="true" style:parent-style-name="Caption" style:class="extra"/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Drawing" style:family="paragraph" style:hidden="true" style:parent-style-name="Caption" style:class="extra"/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hidden="true" style:parent-style-name="Caption" style:class="extra"/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" fo:font-family="Arial" style:font-style-name="Normal" style:font-family-generic="swiss" style:font-pitch="variable" fo:language="pt" fo:country="BR"/>
    </style:style>
    <style:style style:name="Strong_20_Emphasis" style:display-name="Strong Emphasis" style:family="text">
      <style:text-properties style:font-name="Arial1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Footnote_20_anchor" style:display-name="Footnote anchor" style:family="text" style:hidden="true">
      <style:text-properties style:text-position="super 58%"/>
    </style:style>
    <style:style style:name="Caption_20_characters" style:display-name="Caption characters" style:family="text" style:hidden="true"/>
    <style:style style:name="Endnote_20_Symbol" style:display-name="Endnote Symbol" style:family="text" style:hidden="true"/>
    <style:style style:name="Source_20_Text" style:display-name="Source Text" style:family="text">
      <style:text-properties style:font-name="Arial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style:hidden="true"/>
    <style:style style:name="Index_20_Link" style:display-name="Index Link" style:family="text" style:hidden="true"/>
    <style:style style:name="Exampl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style:hidden="true"/>
    <style:style style:name="Drop_20_Caps" style:display-name="Drop Caps" style:family="text" style:hidden="true"/>
    <style:style style:name="Teletyp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style:hidden="true"/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Line_20_numbering" style:display-name="Line numbering" style:family="text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3d54bf"/>
    </style:style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width="17cm" svg:height="2.748cm" draw:z-index="12"><draw:image xlink:href="Pictures/1000000000000500000000CF73E1439B139099FF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30T09:08:27.192565928</meta:creation-date>
    <dc:title>CTM_TEMPLATE</dc:title>
    <meta:editing-duration>PT2H40M59S</meta:editing-duration>
    <meta:editing-cycles>34</meta:editing-cycles>
    <meta:generator>LibreOffice/6.4.7.2$Linux_X86_64 LibreOffice_project/40$Build-2</meta:generator>
    <dc:date>2021-10-14T09:02:26.428034284</dc:date>
    <meta:document-statistic meta:table-count="0" meta:image-count="1" meta:object-count="0" meta:page-count="13" meta:paragraph-count="209" meta:word-count="1617" meta:character-count="9101" meta:non-whitespace-character-count="7709"/>
    <meta:template xlink:type="simple" xlink:actuate="onRequest" xlink:title="CTM_TEMPLATE" xlink:href="../../../../../Templates/CTM_TEMPLATE1.ott" meta:date="2021-09-30T09:08:26.769729599"/>
  </office:meta>
</office:document-meta>
</file>